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692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5.539cm"/>
    </style:style>
    <style:style style:name="co9" style:family="table-column">
      <style:table-column-properties fo:break-before="auto" style:column-width="5.465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5.614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4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b2b2b2"/>
    </style:style>
    <style:style style:name="ce8" style:family="table-cell" style:parent-style-name="Default" style:data-style-name="N104"/>
    <style:style style:name="ce9" style:family="table-cell" style:parent-style-name="Default" style:data-style-name="N11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b2b2b2"/>
    </style:style>
    <style:style style:name="ce11" style:family="table-cell" style:parent-style-name="Default" style:data-style-name="N110"/>
    <style:style style:name="ce12" style:family="table-cell" style:parent-style-name="Default">
      <style:table-cell-properties fo:background-color="#000000" fo:wrap-option="wrap"/>
      <style:text-properties fo:color="#fffff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font-name="Liberation Sans" style:font-name-asian="DejaVu Sans" style:font-name-complex="Lohit Hindi"/>
    </style:style>
    <style:style style:name="ce18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Liberation Sans" style:font-name-asian="DejaVu Sans" style:font-name-complex="Lohit Hindi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104">
      <style:table-cell-properties fo:background-color="#000000" style:text-align-source="fix" style:repeat-content="fals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000000" fo:wrap-option="wrap"/>
      <style:text-properties fo:color="#ffffff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Price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1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" office:value-type="string" calcext:value-type="string">
            <text:p>Size (ml)</text:p>
          </table:table-cell>
          <table:table-cell table:style-name="ce1" office:value-type="string" calcext:value-type="string">
            <text:p>Vendor</text:p>
          </table:table-cell>
          <table:table-cell table:style-name="ce6" office:value-type="string" calcext:value-type="string">
            <text:p>Price</text:p>
          </table:table-cell>
          <table:table-cell table:style-name="ce1" office:value-type="string" calcext:value-type="string">
            <text:p>Measure (ml)</text:p>
          </table:table-cell>
          <table:table-cell table:style-name="ce9" office:value-type="string" calcext:value-type="string">
            <text:p>Price / measure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Red Square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2.59" calcext:value-type="currency">
            <text:p>£12.5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]*[.F2]/[.D2]" office:value-type="currency" office:currency="GBP" office:value="0.31475" calcext:value-type="currency">
            <text:p>£0.315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Red Square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3.99" calcext:value-type="currency">
            <text:p>£23.9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3]*[.F3]/[.D3]" office:value-type="currency" office:currency="GBP" office:value="0.399833333333333" calcext:value-type="currency">
            <text:p>£0.400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Cheko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1.59" calcext:value-type="currency">
            <text:p>£21.5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4]*[.F4]/[.D4]" office:value-type="currency" office:currency="GBP" office:value="0.359833333333333" calcext:value-type="currency">
            <text:p>£0.360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Smirnoff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5.5" calcext:value-type="currency">
            <text:p>£15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5]*[.F5]/[.D5]" office:value-type="currency" office:currency="GBP" office:value="0.3875" calcext:value-type="currency">
            <text:p>£0.388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Vodka</text:p>
          </table:table-cell>
          <table:table-cell table:style-name="ce4" office:value-type="string" calcext:value-type="string">
            <text:p>Asda own brand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22.5" calcext:value-type="currency">
            <text:p>£22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6]*[.F6]/[.D6]" office:value-type="currency" office:currency="GBP" office:value="0.375" calcext:value-type="currency">
            <text:p>£0.37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Jacobi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7.99" calcext:value-type="currency">
            <text:p>£17.99</text:p>
          </table:table-cell>
          <table:table-cell office:value-type="float" office:value="25" calcext:value-type="float">
            <text:p>25</text:p>
          </table:table-cell>
          <table:table-cell table:formula="of:=[.G7]*[.F7]/[.D7]" office:value-type="currency" office:currency="GBP" office:value="0.44975" calcext:value-type="currency">
            <text:p>£0.45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Jacobit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6.39" calcext:value-type="currency">
            <text:p>£26.39</text:p>
          </table:table-cell>
          <table:table-cell office:value-type="float" office:value="25" calcext:value-type="float">
            <text:p>25</text:p>
          </table:table-cell>
          <table:table-cell table:formula="of:=[.G8]*[.F8]/[.D8]" office:value-type="currency" office:currency="GBP" office:value="0.439833333333333" calcext:value-type="currency">
            <text:p>£0.44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Bell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3.15" calcext:value-type="currency">
            <text:p>£23.15</text:p>
          </table:table-cell>
          <table:table-cell office:value-type="float" office:value="25" calcext:value-type="float">
            <text:p>25</text:p>
          </table:table-cell>
          <table:table-cell table:formula="of:=[.G9]*[.F9]/[.D9]" office:value-type="currency" office:currency="GBP" office:value="0.57875" calcext:value-type="currency">
            <text:p>£0.579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Whyte &amp; Mackay Scotch Whisk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1.5" calcext:value-type="currency">
            <text:p>£21.50</text:p>
          </table:table-cell>
          <table:table-cell office:value-type="float" office:value="25" calcext:value-type="float">
            <text:p>25</text:p>
          </table:table-cell>
          <table:table-cell table:formula="of:=[.G10]*[.F10]/[.D10]" office:value-type="currency" office:currency="GBP" office:value="0.5375" calcext:value-type="currency">
            <text:p>£0.53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hisky</text:p>
          </table:table-cell>
          <table:table-cell office:value-type="string" calcext:value-type="string">
            <text:p>High Commissioner Scotch Whisk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7.5" calcext:value-type="currency">
            <text:p>£17.50</text:p>
          </table:table-cell>
          <table:table-cell office:value-type="float" office:value="25" calcext:value-type="float">
            <text:p>25</text:p>
          </table:table-cell>
          <table:table-cell table:formula="of:=[.G11]*[.F11]/[.D11]" office:value-type="currency" office:currency="GBP" office:value="0.4375" calcext:value-type="currency">
            <text:p>£0.438</text:p>
          </table:table-cell>
          <table:table-cell table:number-columns-repeated="101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Black River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22.79" calcext:value-type="currency">
            <text:p>£22.7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2]*[.F12]/[.D12]" office:value-type="currency" office:currency="GBP" office:value="0.379833333333333" calcext:value-type="currency">
            <text:p>£0.380</text:p>
          </table:table-cell>
          <table:table-cell table:number-columns-repeated="101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Admiral Benbo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1.33" calcext:value-type="currency">
            <text:p>£11.33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3]*[.F13]/[.D13]" office:value-type="currency" office:currency="GBP" office:value="0.404642857142857" calcext:value-type="currency">
            <text:p>£0.405</text:p>
          </table:table-cell>
          <table:table-cell table:number-columns-repeated="101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Asda own bran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5.9" calcext:value-type="currency">
            <text:p>£15.9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4]*[.F14]/[.D14]" office:value-type="currency" office:currency="GBP" office:value="0.3975" calcext:value-type="currency">
            <text:p>£0.398</text:p>
          </table:table-cell>
          <table:table-cell table:number-columns-repeated="1016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Dark rum</text:p>
          </table:table-cell>
          <table:table-cell table:style-name="ce4" office:value-type="string" calcext:value-type="string">
            <text:p>Captain Morgan Captain Morgan Original Spiced Gold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3.5" calcext:value-type="currency">
            <text:p>£13.5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15]*[.F15]/[.D15]" office:value-type="currency" office:currency="GBP" office:value="0.482142857142857" calcext:value-type="currency">
            <text:p>£0.482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Island Magic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3.39" calcext:value-type="currency">
            <text:p>£23.39</text:p>
          </table:table-cell>
          <table:table-cell office:value-type="float" office:value="25" calcext:value-type="float">
            <text:p>25</text:p>
          </table:table-cell>
          <table:table-cell table:formula="of:=[.G16]*[.F16]/[.D16]" office:value-type="currency" office:currency="GBP" office:value="0.389833333333333" calcext:value-type="currency">
            <text:p>£0.39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White Diamo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5.59" calcext:value-type="currency">
            <text:p>£15.59</text:p>
          </table:table-cell>
          <table:table-cell office:value-type="float" office:value="25" calcext:value-type="float">
            <text:p>25</text:p>
          </table:table-cell>
          <table:table-cell table:formula="of:=[.G17]*[.F17]/[.D17]" office:value-type="currency" office:currency="GBP" office:value="0.38975" calcext:value-type="currency">
            <text:p>£0.390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Asda own b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5.9" calcext:value-type="currency">
            <text:p>£15.90</text:p>
          </table:table-cell>
          <table:table-cell office:value-type="float" office:value="25" calcext:value-type="float">
            <text:p>25</text:p>
          </table:table-cell>
          <table:table-cell table:formula="of:=[.G18]*[.F18]/[.D18]" office:value-type="currency" office:currency="GBP" office:value="0.3975" calcext:value-type="currency">
            <text:p>£0.398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White rum</text:p>
          </table:table-cell>
          <table:table-cell office:value-type="string" calcext:value-type="string">
            <text:p>Bacardi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8" calcext:value-type="currency">
            <text:p>£18.00</text:p>
          </table:table-cell>
          <table:table-cell office:value-type="float" office:value="25" calcext:value-type="float">
            <text:p>25</text:p>
          </table:table-cell>
          <table:table-cell table:formula="of:=[.G19]*[.F19]/[.D19]" office:value-type="currency" office:currency="GBP" office:value="0.45" calcext:value-type="currency">
            <text:p>£0.450</text:p>
          </table:table-cell>
          <table:table-cell table:number-columns-repeated="1016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Don Angel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4.39" calcext:value-type="currency">
            <text:p>£14.3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0]*[.F20]/[.D20]" office:value-type="currency" office:currency="GBP" office:value="0.513928571428571" calcext:value-type="currency">
            <text:p>£0.514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Banco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17.99" calcext:value-type="currency">
            <text:p>£17.9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1]*[.F21]/[.D21]" office:value-type="currency" office:currency="GBP" office:value="0.6425" calcext:value-type="currency">
            <text:p>£0.643</text:p>
          </table:table-cell>
          <table:table-cell table:number-columns-repeated="1016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Tequila</text:p>
          </table:table-cell>
          <table:table-cell table:style-name="ce4" office:value-type="string" calcext:value-type="string">
            <text:p>Jose Cuevo Gold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6" calcext:value-type="currency">
            <text:p>£16.00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2]*[.F22]/[.D22]" office:value-type="currency" office:currency="GBP" office:value="0.8" calcext:value-type="currency">
            <text:p>£0.800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elgravi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22.79" calcext:value-type="currency">
            <text:p>£22.79</text:p>
          </table:table-cell>
          <table:table-cell office:value-type="float" office:value="25" calcext:value-type="float">
            <text:p>25</text:p>
          </table:table-cell>
          <table:table-cell table:formula="of:=[.G23]*[.F23]/[.D23]" office:value-type="currency" office:currency="GBP" office:value="0.379833333333333" calcext:value-type="currency">
            <text:p>£0.380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rovesn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cro</text:p>
          </table:table-cell>
          <table:table-cell office:value-type="currency" office:currency="GBP" office:value="14.63" calcext:value-type="currency">
            <text:p>£14.63</text:p>
          </table:table-cell>
          <table:table-cell office:value-type="float" office:value="25" calcext:value-type="float">
            <text:p>25</text:p>
          </table:table-cell>
          <table:table-cell table:formula="of:=[.G24]*[.F24]/[.D24]" office:value-type="currency" office:currency="GBP" office:value="0.36575" calcext:value-type="currency">
            <text:p>£0.366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ordo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8" calcext:value-type="currency">
            <text:p>£18.00</text:p>
          </table:table-cell>
          <table:table-cell office:value-type="float" office:value="25" calcext:value-type="float">
            <text:p>25</text:p>
          </table:table-cell>
          <table:table-cell table:formula="of:=[.G25]*[.F25]/[.D25]" office:value-type="currency" office:currency="GBP" office:value="0.45" calcext:value-type="currency">
            <text:p>£0.450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Asda own bran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5" calcext:value-type="currency">
            <text:p>£15.00</text:p>
          </table:table-cell>
          <table:table-cell office:value-type="float" office:value="25" calcext:value-type="float">
            <text:p>25</text:p>
          </table:table-cell>
          <table:table-cell table:formula="of:=[.G26]*[.F26]/[.D26]" office:value-type="currency" office:currency="GBP" office:value="0.25" calcext:value-type="currency">
            <text:p>£0.250</text:p>
          </table:table-cell>
          <table:table-cell table:number-columns-repeated="1016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Grenadine</text:p>
          </table:table-cell>
          <table:table-cell table:style-name="ce4" office:value-type="string" calcext:value-type="string">
            <text:p>[generic]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Macro</text:p>
          </table:table-cell>
          <table:table-cell table:style-name="ce7" office:value-type="currency" office:currency="GBP" office:value="6.39" calcext:value-type="currency">
            <text:p>£6.39</text:p>
          </table:table-cell>
          <table:table-cell table:style-name="ce2" office:value-type="float" office:value="25" calcext:value-type="float">
            <text:p>25</text:p>
          </table:table-cell>
          <table:table-cell table:style-name="ce10" table:formula="of:=[.G27]*[.F27]/[.D27]" office:value-type="currency" office:currency="GBP" office:value="0.228214285714286" calcext:value-type="currency">
            <text:p>£0.228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Asda own bran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5" calcext:value-type="float">
            <text:p>75</text:p>
          </table:table-cell>
          <table:table-cell table:formula="of:=[.G28]*[.F28]/[.D28]" office:value-type="currency" office:currency="GBP" office:value="0.01575" calcext:value-type="currency">
            <text:p>£0.016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Pepsi, 2 x 2 litre offer</text:p>
          </table:table-cell>
          <table:table-cell table:formula="of:=2000*2" office:value-type="float" office:value="4000" calcext:value-type="float">
            <text:p>4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75" calcext:value-type="float">
            <text:p>75</text:p>
          </table:table-cell>
          <table:table-cell table:formula="of:=[.G29]*[.F29]/[.D29]" office:value-type="currency" office:currency="GBP" office:value="0.05625" calcext:value-type="currency">
            <text:p>£0.056</text:p>
          </table:table-cell>
          <table:table-cell table:number-columns-repeated="1016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Lemonade</text:p>
          </table:table-cell>
          <table:table-cell table:style-name="ce4" office:value-type="string" calcext:value-type="string">
            <text:p>Schweppes 4 x 2 litre</text:p>
          </table:table-cell>
          <table:table-cell table:style-name="ce2" table:formula="of:=4*2000" office:value-type="float" office:value="8000" calcext:value-type="float">
            <text:p>8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3.98" calcext:value-type="currency">
            <text:p>£3.98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0]*[.F30]/[.D30]" office:value-type="currency" office:currency="GBP" office:value="0.0373125" calcext:value-type="currency">
            <text:p>£0.037</text:p>
          </table:table-cell>
          <table:table-cell table:number-columns-repeated="1016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Lemonade</text:p>
          </table:table-cell>
          <table:table-cell table:style-name="ce4" office:value-type="string" calcext:value-type="string">
            <text:p>Asda own brand, 2 x 2 litre</text:p>
          </table:table-cell>
          <table:table-cell table:style-name="ce2" table:formula="of:=2000*2" office:value-type="float" office:value="4000" calcext:value-type="float">
            <text:p>4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.65" calcext:value-type="currency">
            <text:p>£1.65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1]*[.F31]/[.D31]" office:value-type="currency" office:currency="GBP" office:value="0.0309375" calcext:value-type="currency">
            <text:p>£0.031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nic water</text:p>
          </table:table-cell>
          <table:table-cell office:value-type="string" calcext:value-type="string">
            <text:p>Schwepp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" calcext:value-type="currency">
            <text:p>£1.00</text:p>
          </table:table-cell>
          <table:table-cell office:value-type="float" office:value="75" calcext:value-type="float">
            <text:p>75</text:p>
          </table:table-cell>
          <table:table-cell table:formula="of:=[.G32]*[.F32]/[.D32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nic water</text:p>
          </table:table-cell>
          <table:table-cell office:value-type="string" calcext:value-type="string">
            <text:p>Asda own br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5" calcext:value-type="float">
            <text:p>75</text:p>
          </table:table-cell>
          <table:table-cell table:formula="of:=[.G33]*[.F33]/[.D33]" office:value-type="currency" office:currency="GBP" office:value="0.03375" calcext:value-type="currency">
            <text:p>£0.034</text:p>
          </table:table-cell>
          <table:table-cell table:number-columns-repeated="1016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Soda water</text:p>
          </table:table-cell>
          <table:table-cell table:style-name="ce4" office:value-type="string" calcext:value-type="string">
            <text:p>Schwepp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4]*[.F34]/[.D34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Soda water</text:p>
          </table:table-cell>
          <table:table-cell table:style-name="ce4" office:value-type="string" calcext:value-type="string">
            <text:p>Asda own brand, 6 x 1 litre</text:p>
          </table:table-cell>
          <table:table-cell table:style-name="ce2" table:formula="of:=6*1000" office:value-type="float" office:value="6000" calcext:value-type="float">
            <text:p>6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2" calcext:value-type="currency">
            <text:p>£2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5]*[.F35]/[.D35]" office:value-type="currency" office:currency="GBP" office:value="0.025" calcext:value-type="currency">
            <text:p>£0.02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range juice</text:p>
          </table:table-cell>
          <table:table-cell office:value-type="string" calcext:value-type="string">
            <text:p>Asda orange juice – smooth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" calcext:value-type="currency">
            <text:p>£2.00</text:p>
          </table:table-cell>
          <table:table-cell office:value-type="float" office:value="75" calcext:value-type="float">
            <text:p>75</text:p>
          </table:table-cell>
          <table:table-cell table:formula="of:=[.G36]*[.F36]/[.D36]" office:value-type="currency" office:currency="GBP" office:value="0.0857142857142857" calcext:value-type="currency">
            <text:p>£0.086</text:p>
          </table:table-cell>
          <table:table-cell table:number-columns-repeated="1016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Ginger ale</text:p>
          </table:table-cell>
          <table:table-cell table:style-name="ce4" office:value-type="string" calcext:value-type="string">
            <text:p>Schweppes Canana Dry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7]*[.F37]/[.D37]" office:value-type="currency" office:currency="GBP" office:value="0.075" calcext:value-type="currency">
            <text:p>£0.075</text:p>
          </table:table-cell>
          <table:table-cell table:number-columns-repeated="1016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Ginger ale</text:p>
          </table:table-cell>
          <table:table-cell table:style-name="ce4" office:value-type="string" calcext:value-type="string">
            <text:p>Asda home bran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0.45" calcext:value-type="currency">
            <text:p>£0.45</text:p>
          </table:table-cell>
          <table:table-cell table:style-name="ce2" office:value-type="float" office:value="75" calcext:value-type="float">
            <text:p>75</text:p>
          </table:table-cell>
          <table:table-cell table:style-name="ce10" table:formula="of:=[.G38]*[.F38]/[.D38]" office:value-type="currency" office:currency="GBP" office:value="0.03375" calcext:value-type="currency">
            <text:p>£0.034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arachino cherries</text:p>
          </table:table-cell>
          <table:table-cell office:value-type="string" calcext:value-type="string">
            <text:p>Op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.5" calcext:value-type="currency">
            <text:p>£1.50</text:p>
          </table:table-cell>
          <table:table-cell office:value-type="float" office:value="5" calcext:value-type="float">
            <text:p>5</text:p>
          </table:table-cell>
          <table:table-cell table:formula="of:=[.G39]*[.F39]/[.D39]" office:value-type="currency" office:currency="GBP" office:value="0.0375" calcext:value-type="currency">
            <text:p>£0.038</text:p>
          </table:table-cell>
          <table:table-cell table:number-columns-repeated="1016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Lemon</text:p>
          </table:table-cell>
          <table:table-cell table:style-name="ce4" office:value-type="string" calcext:value-type="string">
            <text:p>[generic]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0.23" calcext:value-type="currency">
            <text:p>£0.23</text:p>
          </table:table-cell>
          <table:table-cell table:style-name="ce2" office:value-type="float" office:value="20" calcext:value-type="float">
            <text:p>20</text:p>
          </table:table-cell>
          <table:table-cell table:style-name="ce10" table:formula="of:=[.G40]*[.F40]/[.D40]" office:value-type="currency" office:currency="GBP" office:value="0.023" calcext:value-type="currency">
            <text:p>£0.023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abasco</text:p>
          </table:table-cell>
          <table:table-cell table:style-name="Default" office:value-type="string" calcext:value-type="string">
            <text:p>Tabasc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1.89" calcext:value-type="currency">
            <text:p>£1.89</text:p>
          </table:table-cell>
          <table:table-cell office:value-type="float" office:value="2" calcext:value-type="float">
            <text:p>2</text:p>
          </table:table-cell>
          <table:table-cell table:formula="of:=[.G41]*[.F41]/[.D41]" office:value-type="currency" office:currency="GBP" office:value="0.0663157894736842" calcext:value-type="currency">
            <text:p>£0.066</text:p>
          </table:table-cell>
          <table:table-cell table:number-columns-repeated="1016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Angostura Bitters</text:p>
          </table:table-cell>
          <table:table-cell table:style-name="ce2" office:value-type="string" calcext:value-type="string">
            <text:p>Angostura Bitter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sda</text:p>
          </table:table-cell>
          <table:table-cell table:style-name="ce7" office:value-type="currency" office:currency="GBP" office:value="10" calcext:value-type="currency">
            <text:p>£10.00</text:p>
          </table:table-cell>
          <table:table-cell table:style-name="ce2" office:value-type="float" office:value="10" calcext:value-type="float">
            <text:p>10</text:p>
          </table:table-cell>
          <table:table-cell table:style-name="ce10" table:formula="of:=[.G42]*[.F42]/[.D42]" office:value-type="currency" office:currency="GBP" office:value="0.5" calcext:value-type="currency">
            <text:p>£0.500</text:p>
          </table:table-cell>
          <table:table-cell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orcestershire sauce</text:p>
          </table:table-cell>
          <table:table-cell table:style-name="Default" office:value-type="string" calcext:value-type="string">
            <text:p>Worcestershire sauc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sda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5" calcext:value-type="float">
            <text:p>5</text:p>
          </table:table-cell>
          <table:table-cell table:formula="of:=[.G43]*[.F43]/[.D43]" office:value-type="currency" office:currency="GBP" office:value="0.0370689655172414" calcext:value-type="currency">
            <text:p>£0.037</text:p>
          </table:table-cell>
          <table:table-cell table:number-columns-repeated="1016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dgetList" table:style-name="ta1">
        <table:table-column table:style-name="co4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11" table:default-cell-style-name="Default"/>
        <table:table-column table:style-name="co4" table:number-columns-repeated="2" table:default-cell-style-name="ce21"/>
        <table:table-column table:style-name="co4" table:number-columns-repeated="1015" table:default-cell-style-name="Default"/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4">
          <table:table-cell table:style-name="ce12"/>
          <table:table-cell table:style-name="ce1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9"/>
          <table:table-cell table:style-name="ce22" table:formula="of:=SUM([.I5:.I100])" office:value-type="currency" office:currency="GBP" office:value="305.71" calcext:value-type="currency">
            <text:p>£305.71</text:p>
          </table:table-cell>
          <table:table-cell table:style-name="ce23" table:number-columns-repeated="1015"/>
        </table:table-row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Qty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3" office:value-type="string" calcext:value-type="string">
            <text:p>Size (ml)</text:p>
          </table:table-cell>
          <table:table-cell table:style-name="ce13" office:value-type="string" calcext:value-type="string">
            <text:p>Total (ml)</text:p>
          </table:table-cell>
          <table:table-cell table:style-name="ce1" office:value-type="string" calcext:value-type="string">
            <text:p>Vendor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SubTotal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A5];IngredientPrices;2;0)" office:value-type="string" office:string-value="Vodka" calcext:value-type="string">
            <text:p>Vodka</text:p>
          </table:table-cell>
          <table:table-cell table:formula="of:=VLOOKUP([.A5];IngredientPrices;3;0)" office:value-type="string" office:string-value="Red Square" calcext:value-type="string">
            <text:p>Red Square</text:p>
          </table:table-cell>
          <table:table-cell table:formula="of:=VLOOKUP([.A5];IngredientPrices;4;0)" office:value-type="float" office:value="1000" calcext:value-type="float">
            <text:p>1000</text:p>
          </table:table-cell>
          <table:table-cell table:formula="of:=[.E5]*[.B5]" office:value-type="float" office:value="4000" calcext:value-type="float">
            <text:p>4000</text:p>
          </table:table-cell>
          <table:table-cell table:style-name="ce17" table:formula="of:=VLOOKUP([.A5];IngredientPrices;5;0)" office:value-type="string" office:string-value="Macro" calcext:value-type="string">
            <text:p>Macro</text:p>
          </table:table-cell>
          <table:table-cell table:style-name="ce20" table:formula="of:=VLOOKUP([.A5];IngredientPrices;6;0)" office:value-type="currency" office:currency="GBP" office:value="12.59" calcext:value-type="currency">
            <text:p>£12.59</text:p>
          </table:table-cell>
          <table:table-cell table:formula="of:=[.H5]*[.B5]" office:value-type="currency" office:currency="GBP" office:value="50.36" calcext:value-type="currency">
            <text:p>£50.36</text:p>
          </table:table-cell>
          <table:table-cell table:number-columns-repeated="101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VLOOKUP([.A6];IngredientPrices;2;0)" office:value-type="string" office:string-value="Whisky" calcext:value-type="string">
            <text:p>Whisky</text:p>
          </table:table-cell>
          <table:table-cell table:formula="of:=VLOOKUP([.A6];IngredientPrices;3;0)" office:value-type="string" office:string-value="High Commissioner Scotch Whisky" calcext:value-type="string">
            <text:p>High Commissioner Scotch Whisky</text:p>
          </table:table-cell>
          <table:table-cell table:formula="of:=VLOOKUP([.A6];IngredientPrices;4;0)" office:value-type="float" office:value="1000" calcext:value-type="float">
            <text:p>1000</text:p>
          </table:table-cell>
          <table:table-cell table:formula="of:=[.E6]*[.B6]" office:value-type="float" office:value="2000" calcext:value-type="float">
            <text:p>2000</text:p>
          </table:table-cell>
          <table:table-cell table:style-name="ce17" table:formula="of:=VLOOKUP([.A6];IngredientPrices;5;0)" office:value-type="string" office:string-value="Asda" calcext:value-type="string">
            <text:p>Asda</text:p>
          </table:table-cell>
          <table:table-cell table:style-name="ce20" table:formula="of:=VLOOKUP([.A6];IngredientPrices;6;0)" office:value-type="currency" office:currency="GBP" office:value="17.5" calcext:value-type="currency">
            <text:p>£17.50</text:p>
          </table:table-cell>
          <table:table-cell table:formula="of:=[.H6]*[.B6]" office:value-type="currency" office:currency="GBP" office:value="35" calcext:value-type="currency">
            <text:p>£35.00</text:p>
          </table:table-cell>
          <table:table-cell table:number-columns-repeated="101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VLOOKUP([.A7];IngredientPrices;2;0)" office:value-type="string" office:string-value="Dark rum" calcext:value-type="string">
            <text:p>Dark rum</text:p>
          </table:table-cell>
          <table:table-cell table:formula="of:=VLOOKUP([.A7];IngredientPrices;3;0)" office:value-type="string" office:string-value="Black River" calcext:value-type="string">
            <text:p>Black River</text:p>
          </table:table-cell>
          <table:table-cell table:formula="of:=VLOOKUP([.A7];IngredientPrices;4;0)" office:value-type="float" office:value="1500" calcext:value-type="float">
            <text:p>1500</text:p>
          </table:table-cell>
          <table:table-cell table:formula="of:=[.E7]*[.B7]" office:value-type="float" office:value="1500" calcext:value-type="float">
            <text:p>1500</text:p>
          </table:table-cell>
          <table:table-cell table:style-name="ce17" table:formula="of:=VLOOKUP([.A7];IngredientPrices;5;0)" office:value-type="string" office:string-value="Macro" calcext:value-type="string">
            <text:p>Macro</text:p>
          </table:table-cell>
          <table:table-cell table:style-name="ce20" table:formula="of:=VLOOKUP([.A7];IngredientPrices;6;0)" office:value-type="currency" office:currency="GBP" office:value="22.79" calcext:value-type="currency">
            <text:p>£22.79</text:p>
          </table:table-cell>
          <table:table-cell table:formula="of:=[.H7]*[.B7]" office:value-type="currency" office:currency="GBP" office:value="22.79" calcext:value-type="currency">
            <text:p>£22.79</text:p>
          </table:table-cell>
          <table:table-cell table:number-columns-repeated="1015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VLOOKUP([.A8];IngredientPrices;2;0)" office:value-type="string" office:string-value="White rum" calcext:value-type="string">
            <text:p>White rum</text:p>
          </table:table-cell>
          <table:table-cell table:formula="of:=VLOOKUP([.A8];IngredientPrices;3;0)" office:value-type="string" office:string-value="White Diamond" calcext:value-type="string">
            <text:p>White Diamond</text:p>
          </table:table-cell>
          <table:table-cell table:formula="of:=VLOOKUP([.A8];IngredientPrices;4;0)" office:value-type="float" office:value="1000" calcext:value-type="float">
            <text:p>1000</text:p>
          </table:table-cell>
          <table:table-cell table:formula="of:=[.E8]*[.B8]" office:value-type="float" office:value="2000" calcext:value-type="float">
            <text:p>2000</text:p>
          </table:table-cell>
          <table:table-cell table:style-name="ce17" table:formula="of:=VLOOKUP([.A8];IngredientPrices;5;0)" office:value-type="string" office:string-value="Macro" calcext:value-type="string">
            <text:p>Macro</text:p>
          </table:table-cell>
          <table:table-cell table:style-name="ce20" table:formula="of:=VLOOKUP([.A8];IngredientPrices;6;0)" office:value-type="currency" office:currency="GBP" office:value="15.59" calcext:value-type="currency">
            <text:p>£15.59</text:p>
          </table:table-cell>
          <table:table-cell table:formula="of:=[.H8]*[.B8]" office:value-type="currency" office:currency="GBP" office:value="31.18" calcext:value-type="currency">
            <text:p>£31.18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VLOOKUP([.A9];IngredientPrices;2;0)" office:value-type="string" office:string-value="White rum" calcext:value-type="string">
            <text:p>White rum</text:p>
          </table:table-cell>
          <table:table-cell table:formula="of:=VLOOKUP([.A9];IngredientPrices;3;0)" office:value-type="string" office:string-value="Asda own brand" calcext:value-type="string">
            <text:p>Asda own brand</text:p>
          </table:table-cell>
          <table:table-cell table:formula="of:=VLOOKUP([.A9];IngredientPrices;4;0)" office:value-type="float" office:value="1000" calcext:value-type="float">
            <text:p>1000</text:p>
          </table:table-cell>
          <table:table-cell table:formula="of:=[.E9]*[.B9]" office:value-type="float" office:value="2000" calcext:value-type="float">
            <text:p>2000</text:p>
          </table:table-cell>
          <table:table-cell table:style-name="ce17" table:formula="of:=VLOOKUP([.A9];IngredientPrices;5;0)" office:value-type="string" office:string-value="Asda" calcext:value-type="string">
            <text:p>Asda</text:p>
          </table:table-cell>
          <table:table-cell table:style-name="ce20" table:formula="of:=VLOOKUP([.A9];IngredientPrices;6;0)" office:value-type="currency" office:currency="GBP" office:value="15.9" calcext:value-type="currency">
            <text:p>£15.90</text:p>
          </table:table-cell>
          <table:table-cell table:formula="of:=[.H9]*[.B9]" office:value-type="currency" office:currency="GBP" office:value="31.8" calcext:value-type="currency">
            <text:p>£31.80</text:p>
          </table:table-cell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VLOOKUP([.A10];IngredientPrices;2;0)" office:value-type="string" office:string-value="Tequila" calcext:value-type="string">
            <text:p>Tequila</text:p>
          </table:table-cell>
          <table:table-cell table:formula="of:=VLOOKUP([.A10];IngredientPrices;3;0)" office:value-type="string" office:string-value="Don Angel" calcext:value-type="string">
            <text:p>Don Angel</text:p>
          </table:table-cell>
          <table:table-cell table:formula="of:=VLOOKUP([.A10];IngredientPrices;4;0)" office:value-type="float" office:value="700" calcext:value-type="float">
            <text:p>700</text:p>
          </table:table-cell>
          <table:table-cell table:formula="of:=[.E10]*[.B10]" office:value-type="float" office:value="1400" calcext:value-type="float">
            <text:p>1400</text:p>
          </table:table-cell>
          <table:table-cell table:style-name="ce17" table:formula="of:=VLOOKUP([.A10];IngredientPrices;5;0)" office:value-type="string" office:string-value="Macro" calcext:value-type="string">
            <text:p>Macro</text:p>
          </table:table-cell>
          <table:table-cell table:style-name="ce20" table:formula="of:=VLOOKUP([.A10];IngredientPrices;6;0)" office:value-type="currency" office:currency="GBP" office:value="14.39" calcext:value-type="currency">
            <text:p>£14.39</text:p>
          </table:table-cell>
          <table:table-cell table:formula="of:=[.H10]*[.B10]" office:value-type="currency" office:currency="GBP" office:value="28.78" calcext:value-type="currency">
            <text:p>£28.78</text:p>
          </table:table-cell>
          <table:table-cell table:number-columns-repeated="1015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formula="of:=VLOOKUP([.A11];IngredientPrices;2;0)" office:value-type="string" office:string-value="Gin" calcext:value-type="string">
            <text:p>Gin</text:p>
          </table:table-cell>
          <table:table-cell table:formula="of:=VLOOKUP([.A11];IngredientPrices;3;0)" office:value-type="string" office:string-value="Grovesner" calcext:value-type="string">
            <text:p>Grovesner</text:p>
          </table:table-cell>
          <table:table-cell table:formula="of:=VLOOKUP([.A11];IngredientPrices;4;0)" office:value-type="float" office:value="1000" calcext:value-type="float">
            <text:p>1000</text:p>
          </table:table-cell>
          <table:table-cell table:formula="of:=[.E11]*[.B11]" office:value-type="float" office:value="2000" calcext:value-type="float">
            <text:p>2000</text:p>
          </table:table-cell>
          <table:table-cell table:style-name="ce17" table:formula="of:=VLOOKUP([.A11];IngredientPrices;5;0)" office:value-type="string" office:string-value="Macro" calcext:value-type="string">
            <text:p>Macro</text:p>
          </table:table-cell>
          <table:table-cell table:style-name="ce20" table:formula="of:=VLOOKUP([.A11];IngredientPrices;6;0)" office:value-type="currency" office:currency="GBP" office:value="14.63" calcext:value-type="currency">
            <text:p>£14.63</text:p>
          </table:table-cell>
          <table:table-cell table:formula="of:=[.H11]*[.B11]" office:value-type="currency" office:currency="GBP" office:value="29.26" calcext:value-type="currency">
            <text:p>£29.26</text:p>
          </table:table-cell>
          <table:table-cell table:number-columns-repeated="1015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VLOOKUP([.A12];IngredientPrices;2;0)" office:value-type="string" office:string-value="Grenadine" calcext:value-type="string">
            <text:p>Grenadine</text:p>
          </table:table-cell>
          <table:table-cell table:formula="of:=VLOOKUP([.A12];IngredientPrices;3;0)" office:value-type="string" office:string-value="[generic]" calcext:value-type="string">
            <text:p>[generic]</text:p>
          </table:table-cell>
          <table:table-cell table:formula="of:=VLOOKUP([.A12];IngredientPrices;4;0)" office:value-type="float" office:value="700" calcext:value-type="float">
            <text:p>700</text:p>
          </table:table-cell>
          <table:table-cell table:formula="of:=[.E12]*[.B12]" office:value-type="float" office:value="1400" calcext:value-type="float">
            <text:p>1400</text:p>
          </table:table-cell>
          <table:table-cell table:style-name="ce17" table:formula="of:=VLOOKUP([.A12];IngredientPrices;5;0)" office:value-type="string" office:string-value="Macro" calcext:value-type="string">
            <text:p>Macro</text:p>
          </table:table-cell>
          <table:table-cell table:style-name="ce20" table:formula="of:=VLOOKUP([.A12];IngredientPrices;6;0)" office:value-type="currency" office:currency="GBP" office:value="6.39" calcext:value-type="currency">
            <text:p>£6.39</text:p>
          </table:table-cell>
          <table:table-cell table:formula="of:=[.H12]*[.B12]" office:value-type="currency" office:currency="GBP" office:value="12.78" calcext:value-type="currency">
            <text:p>£12.78</text:p>
          </table:table-cell>
          <table:table-cell table:number-columns-repeated="1015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formula="of:=VLOOKUP([.A13];IngredientPrices;2;0)" office:value-type="string" office:string-value="Cola" calcext:value-type="string">
            <text:p>Cola</text:p>
          </table:table-cell>
          <table:table-cell table:formula="of:=VLOOKUP([.A13];IngredientPrices;3;0)" office:value-type="string" office:string-value="Asda own brand" calcext:value-type="string">
            <text:p>Asda own brand</text:p>
          </table:table-cell>
          <table:table-cell table:formula="of:=VLOOKUP([.A13];IngredientPrices;4;0)" office:value-type="float" office:value="2000" calcext:value-type="float">
            <text:p>2000</text:p>
          </table:table-cell>
          <table:table-cell table:formula="of:=[.E13]*[.B13]" office:value-type="float" office:value="12000" calcext:value-type="float">
            <text:p>12000</text:p>
          </table:table-cell>
          <table:table-cell table:style-name="ce17" table:formula="of:=VLOOKUP([.A13];IngredientPrices;5;0)" office:value-type="string" office:string-value="Asda" calcext:value-type="string">
            <text:p>Asda</text:p>
          </table:table-cell>
          <table:table-cell table:style-name="ce20" table:formula="of:=VLOOKUP([.A13];IngredientPrices;6;0)" office:value-type="currency" office:currency="GBP" office:value="0.42" calcext:value-type="currency">
            <text:p>£0.42</text:p>
          </table:table-cell>
          <table:table-cell table:formula="of:=[.H13]*[.B13]" office:value-type="currency" office:currency="GBP" office:value="2.52" calcext:value-type="currency">
            <text:p>£2.52</text:p>
          </table:table-cell>
          <table:table-cell table:number-columns-repeated="1015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VLOOKUP([.A14];IngredientPrices;2;0)" office:value-type="string" office:string-value="Lemonade" calcext:value-type="string">
            <text:p>Lemonade</text:p>
          </table:table-cell>
          <table:table-cell table:formula="of:=VLOOKUP([.A14];IngredientPrices;3;0)" office:value-type="string" office:string-value="Asda own brand, 2 x 2 litre" calcext:value-type="string">
            <text:p>Asda own brand, 2 x 2 litre</text:p>
          </table:table-cell>
          <table:table-cell table:formula="of:=VLOOKUP([.A14];IngredientPrices;4;0)" office:value-type="float" office:value="4000" calcext:value-type="float">
            <text:p>4000</text:p>
          </table:table-cell>
          <table:table-cell table:formula="of:=[.E14]*[.B14]" office:value-type="float" office:value="16000" calcext:value-type="float">
            <text:p>16000</text:p>
          </table:table-cell>
          <table:table-cell table:style-name="ce17" table:formula="of:=VLOOKUP([.A14];IngredientPrices;5;0)" office:value-type="string" office:string-value="Asda" calcext:value-type="string">
            <text:p>Asda</text:p>
          </table:table-cell>
          <table:table-cell table:style-name="ce20" table:formula="of:=VLOOKUP([.A14];IngredientPrices;6;0)" office:value-type="currency" office:currency="GBP" office:value="1.65" calcext:value-type="currency">
            <text:p>£1.65</text:p>
          </table:table-cell>
          <table:table-cell table:formula="of:=[.H14]*[.B14]" office:value-type="currency" office:currency="GBP" office:value="6.6" calcext:value-type="currency">
            <text:p>£6.60</text:p>
          </table:table-cell>
          <table:table-cell table:number-columns-repeated="1015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formula="of:=VLOOKUP([.A15];IngredientPrices;2;0)" office:value-type="string" office:string-value="Tonic water" calcext:value-type="string">
            <text:p>Tonic water</text:p>
          </table:table-cell>
          <table:table-cell table:formula="of:=VLOOKUP([.A15];IngredientPrices;3;0)" office:value-type="string" office:string-value="Asda own brand" calcext:value-type="string">
            <text:p>Asda own brand</text:p>
          </table:table-cell>
          <table:table-cell table:formula="of:=VLOOKUP([.A15];IngredientPrices;4;0)" office:value-type="float" office:value="1000" calcext:value-type="float">
            <text:p>1000</text:p>
          </table:table-cell>
          <table:table-cell table:formula="of:=[.E15]*[.B15]" office:value-type="float" office:value="12000" calcext:value-type="float">
            <text:p>12000</text:p>
          </table:table-cell>
          <table:table-cell table:style-name="ce17" table:formula="of:=VLOOKUP([.A15];IngredientPrices;5;0)" office:value-type="string" office:string-value="Asda" calcext:value-type="string">
            <text:p>Asda</text:p>
          </table:table-cell>
          <table:table-cell table:style-name="ce20" table:formula="of:=VLOOKUP([.A15];IngredientPrices;6;0)" office:value-type="currency" office:currency="GBP" office:value="0.45" calcext:value-type="currency">
            <text:p>£0.45</text:p>
          </table:table-cell>
          <table:table-cell table:formula="of:=[.H15]*[.B15]" office:value-type="currency" office:currency="GBP" office:value="5.4" calcext:value-type="currency">
            <text:p>£5.40</text:p>
          </table:table-cell>
          <table:table-cell table:number-columns-repeated="1015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formula="of:=VLOOKUP([.A16];IngredientPrices;2;0)" office:value-type="string" office:string-value="Soda water" calcext:value-type="string">
            <text:p>Soda water</text:p>
          </table:table-cell>
          <table:table-cell table:formula="of:=VLOOKUP([.A16];IngredientPrices;3;0)" office:value-type="string" office:string-value="Asda own brand, 6 x 1 litre" calcext:value-type="string">
            <text:p>Asda own brand, 6 x 1 litre</text:p>
          </table:table-cell>
          <table:table-cell table:formula="of:=VLOOKUP([.A16];IngredientPrices;4;0)" office:value-type="float" office:value="6000" calcext:value-type="float">
            <text:p>6000</text:p>
          </table:table-cell>
          <table:table-cell table:formula="of:=[.E16]*[.B16]" office:value-type="float" office:value="12000" calcext:value-type="float">
            <text:p>12000</text:p>
          </table:table-cell>
          <table:table-cell table:style-name="ce17" table:formula="of:=VLOOKUP([.A16];IngredientPrices;5;0)" office:value-type="string" office:string-value="Asda" calcext:value-type="string">
            <text:p>Asda</text:p>
          </table:table-cell>
          <table:table-cell table:style-name="ce20" table:formula="of:=VLOOKUP([.A16];IngredientPrices;6;0)" office:value-type="currency" office:currency="GBP" office:value="2" calcext:value-type="currency">
            <text:p>£2.00</text:p>
          </table:table-cell>
          <table:table-cell table:formula="of:=[.H16]*[.B16]" office:value-type="currency" office:currency="GBP" office:value="4" calcext:value-type="currency">
            <text:p>£4.00</text:p>
          </table:table-cell>
          <table:table-cell table:number-columns-repeated="1015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VLOOKUP([.A17];IngredientPrices;2;0)" office:value-type="string" office:string-value="Orange juice" calcext:value-type="string">
            <text:p>Orange juice</text:p>
          </table:table-cell>
          <table:table-cell table:formula="of:=VLOOKUP([.A17];IngredientPrices;3;0)" office:value-type="string" office:string-value="Asda orange juice – smooth" calcext:value-type="string">
            <text:p>Asda orange juice – smooth</text:p>
          </table:table-cell>
          <table:table-cell table:formula="of:=VLOOKUP([.A17];IngredientPrices;4;0)" office:value-type="float" office:value="1750" calcext:value-type="float">
            <text:p>1750</text:p>
          </table:table-cell>
          <table:table-cell table:formula="of:=[.E17]*[.B17]" office:value-type="float" office:value="8750" calcext:value-type="float">
            <text:p>8750</text:p>
          </table:table-cell>
          <table:table-cell table:style-name="ce17" table:formula="of:=VLOOKUP([.A17];IngredientPrices;5;0)" office:value-type="string" office:string-value="Asda" calcext:value-type="string">
            <text:p>Asda</text:p>
          </table:table-cell>
          <table:table-cell table:style-name="ce20" table:formula="of:=VLOOKUP([.A17];IngredientPrices;6;0)" office:value-type="currency" office:currency="GBP" office:value="2" calcext:value-type="currency">
            <text:p>£2.00</text:p>
          </table:table-cell>
          <table:table-cell table:formula="of:=[.H17]*[.B17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table:formula="of:=VLOOKUP([.A18];IngredientPrices;2;0)" office:value-type="string" office:string-value="Ginger ale" calcext:value-type="string">
            <text:p>Ginger ale</text:p>
          </table:table-cell>
          <table:table-cell table:formula="of:=VLOOKUP([.A18];IngredientPrices;3;0)" office:value-type="string" office:string-value="Asda home brand" calcext:value-type="string">
            <text:p>Asda home brand</text:p>
          </table:table-cell>
          <table:table-cell table:formula="of:=VLOOKUP([.A18];IngredientPrices;4;0)" office:value-type="float" office:value="1000" calcext:value-type="float">
            <text:p>1000</text:p>
          </table:table-cell>
          <table:table-cell table:formula="of:=[.E18]*[.B18]" office:value-type="float" office:value="8000" calcext:value-type="float">
            <text:p>8000</text:p>
          </table:table-cell>
          <table:table-cell table:style-name="ce17" table:formula="of:=VLOOKUP([.A18];IngredientPrices;5;0)" office:value-type="string" office:string-value="Asda" calcext:value-type="string">
            <text:p>Asda</text:p>
          </table:table-cell>
          <table:table-cell table:style-name="ce20" table:formula="of:=VLOOKUP([.A18];IngredientPrices;6;0)" office:value-type="currency" office:currency="GBP" office:value="0.45" calcext:value-type="currency">
            <text:p>£0.45</text:p>
          </table:table-cell>
          <table:table-cell table:formula="of:=[.H18]*[.B18]" office:value-type="currency" office:currency="GBP" office:value="3.6" calcext:value-type="currency">
            <text:p>£3.60</text:p>
          </table:table-cell>
          <table:table-cell table:number-columns-repeated="1015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formula="of:=VLOOKUP([.A19];IngredientPrices;2;0)" office:value-type="string" office:string-value="Angostura Bitters" calcext:value-type="string">
            <text:p>Angostura Bitters</text:p>
          </table:table-cell>
          <table:table-cell table:formula="of:=VLOOKUP([.A19];IngredientPrices;3;0)" office:value-type="string" office:string-value="Angostura Bitters" calcext:value-type="string">
            <text:p>Angostura Bitters</text:p>
          </table:table-cell>
          <table:table-cell table:formula="of:=VLOOKUP([.A19];IngredientPrices;4;0)" office:value-type="float" office:value="200" calcext:value-type="float">
            <text:p>200</text:p>
          </table:table-cell>
          <table:table-cell table:formula="of:=[.E19]*[.B19]" office:value-type="float" office:value="400" calcext:value-type="float">
            <text:p>400</text:p>
          </table:table-cell>
          <table:table-cell table:style-name="ce17" table:formula="of:=VLOOKUP([.A19];IngredientPrices;5;0)" office:value-type="string" office:string-value="Asda" calcext:value-type="string">
            <text:p>Asda</text:p>
          </table:table-cell>
          <table:table-cell table:style-name="ce20" table:formula="of:=VLOOKUP([.A19];IngredientPrices;6;0)" office:value-type="currency" office:currency="GBP" office:value="10" calcext:value-type="currency">
            <text:p>£10.00</text:p>
          </table:table-cell>
          <table:table-cell table:formula="of:=[.H19]*[.B19]" office:value-type="currency" office:currency="GBP" office:value="20" calcext:value-type="currency">
            <text:p>£20.00</text:p>
          </table:table-cell>
          <table:table-cell table:number-columns-repeated="1015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VLOOKUP([.A20];IngredientPrices;2;0)" office:value-type="string" office:string-value="Tabasco" calcext:value-type="string">
            <text:p>Tabasco</text:p>
          </table:table-cell>
          <table:table-cell table:formula="of:=VLOOKUP([.A20];IngredientPrices;3;0)" office:value-type="string" office:string-value="Tabasco" calcext:value-type="string">
            <text:p>Tabasco</text:p>
          </table:table-cell>
          <table:table-cell table:formula="of:=VLOOKUP([.A20];IngredientPrices;4;0)" office:value-type="float" office:value="57" calcext:value-type="float">
            <text:p>57</text:p>
          </table:table-cell>
          <table:table-cell table:formula="of:=[.E20]*[.B20]" office:value-type="float" office:value="57" calcext:value-type="float">
            <text:p>57</text:p>
          </table:table-cell>
          <table:table-cell table:style-name="ce17" table:formula="of:=VLOOKUP([.A20];IngredientPrices;5;0)" office:value-type="string" office:string-value="Asda" calcext:value-type="string">
            <text:p>Asda</text:p>
          </table:table-cell>
          <table:table-cell table:style-name="ce20" table:formula="of:=VLOOKUP([.A20];IngredientPrices;6;0)" office:value-type="currency" office:currency="GBP" office:value="1.89" calcext:value-type="currency">
            <text:p>£1.89</text:p>
          </table:table-cell>
          <table:table-cell table:formula="of:=[.H20]*[.B20]" office:value-type="currency" office:currency="GBP" office:value="1.89" calcext:value-type="currency">
            <text:p>£1.89</text:p>
          </table:table-cell>
          <table:table-cell table:number-columns-repeated="1015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VLOOKUP([.A21];IngredientPrices;2;0)" office:value-type="string" office:string-value="Marachino cherries" calcext:value-type="string">
            <text:p>Marachino cherries</text:p>
          </table:table-cell>
          <table:table-cell table:formula="of:=VLOOKUP([.A21];IngredientPrices;3;0)" office:value-type="string" office:string-value="Opies" calcext:value-type="string">
            <text:p>Opies</text:p>
          </table:table-cell>
          <table:table-cell table:formula="of:=VLOOKUP([.A21];IngredientPrices;4;0)" office:value-type="float" office:value="200" calcext:value-type="float">
            <text:p>200</text:p>
          </table:table-cell>
          <table:table-cell table:formula="of:=[.E21]*[.B21]" office:value-type="float" office:value="400" calcext:value-type="float">
            <text:p>400</text:p>
          </table:table-cell>
          <table:table-cell table:style-name="ce17" table:formula="of:=VLOOKUP([.A21];IngredientPrices;5;0)" office:value-type="string" office:string-value="Asda" calcext:value-type="string">
            <text:p>Asda</text:p>
          </table:table-cell>
          <table:table-cell table:style-name="ce20" table:formula="of:=VLOOKUP([.A21];IngredientPrices;6;0)" office:value-type="currency" office:currency="GBP" office:value="1.5" calcext:value-type="currency">
            <text:p>£1.50</text:p>
          </table:table-cell>
          <table:table-cell table:formula="of:=[.H21]*[.B21]" office:value-type="currency" office:currency="GBP" office:value="3" calcext:value-type="currency">
            <text:p>£3.00</text:p>
          </table:table-cell>
          <table:table-cell table:number-columns-repeated="1015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formula="of:=VLOOKUP([.A22];IngredientPrices;2;0)" office:value-type="string" office:string-value="Lemon" calcext:value-type="string">
            <text:p>Lemon</text:p>
          </table:table-cell>
          <table:table-cell table:formula="of:=VLOOKUP([.A22];IngredientPrices;3;0)" office:value-type="string" office:string-value="[generic]" calcext:value-type="string">
            <text:p>[generic]</text:p>
          </table:table-cell>
          <table:table-cell table:formula="of:=VLOOKUP([.A22];IngredientPrices;4;0)" office:value-type="float" office:value="200" calcext:value-type="float">
            <text:p>200</text:p>
          </table:table-cell>
          <table:table-cell table:formula="of:=[.E22]*[.B22]" office:value-type="float" office:value="4000" calcext:value-type="float">
            <text:p>4000</text:p>
          </table:table-cell>
          <table:table-cell table:style-name="ce17" table:formula="of:=VLOOKUP([.A22];IngredientPrices;5;0)" office:value-type="string" office:string-value="Asda" calcext:value-type="string">
            <text:p>Asda</text:p>
          </table:table-cell>
          <table:table-cell table:style-name="ce20" table:formula="of:=VLOOKUP([.A22];IngredientPrices;6;0)" office:value-type="currency" office:currency="GBP" office:value="0.23" calcext:value-type="currency">
            <text:p>£0.23</text:p>
          </table:table-cell>
          <table:table-cell table:formula="of:=[.H22]*[.B22]" office:value-type="currency" office:currency="GBP" office:value="4.6" calcext:value-type="currency">
            <text:p>£4.60</text:p>
          </table:table-cell>
          <table:table-cell table:number-columns-repeated="1015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VLOOKUP([.A23];IngredientPrices;2;0)" office:value-type="string" office:string-value="Worcestershire sauce" calcext:value-type="string">
            <text:p>Worcestershire sauce</text:p>
          </table:table-cell>
          <table:table-cell table:formula="of:=VLOOKUP([.A23];IngredientPrices;3;0)" office:value-type="string" office:string-value="Worcestershire sauce" calcext:value-type="string">
            <text:p>Worcestershire sauce</text:p>
          </table:table-cell>
          <table:table-cell table:formula="of:=VLOOKUP([.A23];IngredientPrices;4;0)" office:value-type="float" office:value="290" calcext:value-type="float">
            <text:p>290</text:p>
          </table:table-cell>
          <table:table-cell table:formula="of:=[.E23]*[.B23]" office:value-type="float" office:value="290" calcext:value-type="float">
            <text:p>290</text:p>
          </table:table-cell>
          <table:table-cell table:style-name="ce17" table:formula="of:=VLOOKUP([.A23];IngredientPrices;5;0)" office:value-type="string" office:string-value="Asda" calcext:value-type="string">
            <text:p>Asda</text:p>
          </table:table-cell>
          <table:table-cell table:style-name="ce20" table:formula="of:=VLOOKUP([.A23];IngredientPrices;6;0)" office:value-type="currency" office:currency="GBP" office:value="2.15" calcext:value-type="currency">
            <text:p>£2.15</text:p>
          </table:table-cell>
          <table:table-cell table:formula="of:=[.H23]*[.B23]" office:value-type="currency" office:currency="GBP" office:value="2.15" calcext:value-type="currency">
            <text:p>£2.15</text:p>
          </table:table-cell>
          <table:table-cell table:number-columns-repeated="1015"/>
        </table:table-row>
        <table:table-row table:style-name="ro3" table:number-rows-repeated="4">
          <table:table-cell table:number-columns-repeated="6"/>
          <table:table-cell table:style-name="ce17"/>
          <table:table-cell table:style-name="ce20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alityList" table:style-name="ta1">
        <table:table-column table:style-name="co4" table:default-cell-style-name="Default"/>
        <table:table-column table:style-name="co7" table:default-cell-style-name="ce15"/>
        <table:table-column table:style-name="co12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ce15"/>
        <table:table-column table:style-name="co11" table:default-cell-style-name="Default"/>
        <table:table-column table:style-name="co4" table:number-columns-repeated="2" table:default-cell-style-name="ce21"/>
        <table:table-column table:style-name="co4" table:number-columns-repeated="1015" table:default-cell-style-name="Default"/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4">
          <table:table-cell table:style-name="ce24"/>
          <table:table-cell table:style-name="ce25"/>
          <table:table-cell table:style-name="ce24" table:number-columns-repeated="2"/>
          <table:table-cell table:style-name="ce25" table:number-columns-repeated="2"/>
          <table:table-cell table:style-name="ce26"/>
          <table:table-cell table:style-name="ce22"/>
          <table:table-cell table:style-name="ce22" table:formula="of:=SUM([.I5:.I100])" office:value-type="currency" office:currency="GBP" office:value="388.48" calcext:value-type="currency">
            <text:p>£388.48</text:p>
          </table:table-cell>
          <table:table-cell table:style-name="ce27" table:number-columns-repeated="1015"/>
        </table:table-row>
        <table:table-row table:style-name="ro3">
          <table:table-cell table:style-name="ce3"/>
          <table:table-cell table:style-name="ce13"/>
          <table:table-cell table:style-name="ce3" table:number-columns-repeated="2"/>
          <table:table-cell table:style-name="ce13" table:number-columns-repeated="2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Qty</text:p>
          </table:table-cell>
          <table:table-cell table:style-name="ce3" office:value-type="string" calcext:value-type="string">
            <text:p>Drink</text:p>
          </table:table-cell>
          <table:table-cell table:style-name="ce3" office:value-type="string" calcext:value-type="string">
            <text:p>Brand</text:p>
          </table:table-cell>
          <table:table-cell table:style-name="ce13" office:value-type="string" calcext:value-type="string">
            <text:p>Size (ml)</text:p>
          </table:table-cell>
          <table:table-cell table:style-name="ce13" office:value-type="string" calcext:value-type="string">
            <text:p>Total (ml)</text:p>
          </table:table-cell>
          <table:table-cell table:style-name="ce1" office:value-type="string" calcext:value-type="string">
            <text:p>Vendor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SubTotal</text:p>
          </table:table-cell>
          <table:table-cell table:number-columns-repeated="1015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VLOOKUP([.A5];IngredientPrices;2;0)" office:value-type="string" office:string-value="Vodka" calcext:value-type="string">
            <text:p>Vodka</text:p>
          </table:table-cell>
          <table:table-cell table:formula="of:=VLOOKUP([.A5];IngredientPrices;3;0)" office:value-type="string" office:string-value="Smirnoff" calcext:value-type="string">
            <text:p>Smirnoff</text:p>
          </table:table-cell>
          <table:table-cell table:formula="of:=VLOOKUP([.A5];IngredientPrices;4;0)" office:value-type="float" office:value="1000" calcext:value-type="float">
            <text:p>1000</text:p>
          </table:table-cell>
          <table:table-cell table:formula="of:=[.E5]*[.B5]" office:value-type="float" office:value="4000" calcext:value-type="float">
            <text:p>4000</text:p>
          </table:table-cell>
          <table:table-cell table:style-name="ce17" table:formula="of:=VLOOKUP([.A5];IngredientPrices;5;0)" office:value-type="string" office:string-value="Asda" calcext:value-type="string">
            <text:p>Asda</text:p>
          </table:table-cell>
          <table:table-cell table:style-name="ce20" table:formula="of:=VLOOKUP([.A5];IngredientPrices;6;0)" office:value-type="currency" office:currency="GBP" office:value="15.5" calcext:value-type="currency">
            <text:p>£15.50</text:p>
          </table:table-cell>
          <table:table-cell table:formula="of:=[.H5]*[.B5]" office:value-type="currency" office:currency="GBP" office:value="62" calcext:value-type="currency">
            <text:p>£62.00</text:p>
          </table:table-cell>
          <table:table-cell table:number-columns-repeated="101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VLOOKUP([.A6];IngredientPrices;2;0)" office:value-type="string" office:string-value="Whisky" calcext:value-type="string">
            <text:p>Whisky</text:p>
          </table:table-cell>
          <table:table-cell table:formula="of:=VLOOKUP([.A6];IngredientPrices;3;0)" office:value-type="string" office:string-value="Bells" calcext:value-type="string">
            <text:p>Bells</text:p>
          </table:table-cell>
          <table:table-cell table:formula="of:=VLOOKUP([.A6];IngredientPrices;4;0)" office:value-type="float" office:value="1000" calcext:value-type="float">
            <text:p>1000</text:p>
          </table:table-cell>
          <table:table-cell table:formula="of:=[.E6]*[.B6]" office:value-type="float" office:value="2000" calcext:value-type="float">
            <text:p>2000</text:p>
          </table:table-cell>
          <table:table-cell table:style-name="ce17" table:formula="of:=VLOOKUP([.A6];IngredientPrices;5;0)" office:value-type="string" office:string-value="Macro" calcext:value-type="string">
            <text:p>Macro</text:p>
          </table:table-cell>
          <table:table-cell table:style-name="ce20" table:formula="of:=VLOOKUP([.A6];IngredientPrices;6;0)" office:value-type="currency" office:currency="GBP" office:value="23.15" calcext:value-type="currency">
            <text:p>£23.15</text:p>
          </table:table-cell>
          <table:table-cell table:formula="of:=[.H6]*[.B6]" office:value-type="currency" office:currency="GBP" office:value="46.3" calcext:value-type="currency">
            <text:p>£46.30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VLOOKUP([.A7];IngredientPrices;2;0)" office:value-type="string" office:string-value="Dark rum" calcext:value-type="string">
            <text:p>Dark rum</text:p>
          </table:table-cell>
          <table:table-cell table:formula="of:=VLOOKUP([.A7];IngredientPrices;3;0)" office:value-type="string" office:string-value="Captain Morgan Captain Morgan Original Spiced Gold" calcext:value-type="string">
            <text:p>Captain Morgan Captain Morgan Original Spiced Gold</text:p>
          </table:table-cell>
          <table:table-cell table:formula="of:=VLOOKUP([.A7];IngredientPrices;4;0)" office:value-type="float" office:value="700" calcext:value-type="float">
            <text:p>700</text:p>
          </table:table-cell>
          <table:table-cell table:formula="of:=[.E7]*[.B7]" office:value-type="float" office:value="1400" calcext:value-type="float">
            <text:p>1400</text:p>
          </table:table-cell>
          <table:table-cell table:style-name="ce17" table:formula="of:=VLOOKUP([.A7];IngredientPrices;5;0)" office:value-type="string" office:string-value="Asda" calcext:value-type="string">
            <text:p>Asda</text:p>
          </table:table-cell>
          <table:table-cell table:style-name="ce20" table:formula="of:=VLOOKUP([.A7];IngredientPrices;6;0)" office:value-type="currency" office:currency="GBP" office:value="13.5" calcext:value-type="currency">
            <text:p>£13.50</text:p>
          </table:table-cell>
          <table:table-cell table:formula="of:=[.H7]*[.B7]" office:value-type="currency" office:currency="GBP" office:value="27" calcext:value-type="currency">
            <text:p>£27.00</text:p>
          </table:table-cell>
          <table:table-cell table:number-columns-repeated="1015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VLOOKUP([.A8];IngredientPrices;2;0)" office:value-type="string" office:string-value="White rum" calcext:value-type="string">
            <text:p>White rum</text:p>
          </table:table-cell>
          <table:table-cell table:formula="of:=VLOOKUP([.A8];IngredientPrices;3;0)" office:value-type="string" office:string-value="Bacardi" calcext:value-type="string">
            <text:p>Bacardi</text:p>
          </table:table-cell>
          <table:table-cell table:formula="of:=VLOOKUP([.A8];IngredientPrices;4;0)" office:value-type="float" office:value="1000" calcext:value-type="float">
            <text:p>1000</text:p>
          </table:table-cell>
          <table:table-cell table:formula="of:=[.E8]*[.B8]" office:value-type="float" office:value="2000" calcext:value-type="float">
            <text:p>2000</text:p>
          </table:table-cell>
          <table:table-cell table:style-name="ce17" table:formula="of:=VLOOKUP([.A8];IngredientPrices;5;0)" office:value-type="string" office:string-value="Asda" calcext:value-type="string">
            <text:p>Asda</text:p>
          </table:table-cell>
          <table:table-cell table:style-name="ce20" table:formula="of:=VLOOKUP([.A8];IngredientPrices;6;0)" office:value-type="currency" office:currency="GBP" office:value="18" calcext:value-type="currency">
            <text:p>£18.00</text:p>
          </table:table-cell>
          <table:table-cell table:formula="of:=[.H8]*[.B8]" office:value-type="currency" office:currency="GBP" office:value="36" calcext:value-type="currency">
            <text:p>£36.00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VLOOKUP([.A9];IngredientPrices;2;0)" office:value-type="string" office:string-value="White rum" calcext:value-type="string">
            <text:p>White rum</text:p>
          </table:table-cell>
          <table:table-cell table:formula="of:=VLOOKUP([.A9];IngredientPrices;3;0)" office:value-type="string" office:string-value="Asda own brand" calcext:value-type="string">
            <text:p>Asda own brand</text:p>
          </table:table-cell>
          <table:table-cell table:formula="of:=VLOOKUP([.A9];IngredientPrices;4;0)" office:value-type="float" office:value="1000" calcext:value-type="float">
            <text:p>1000</text:p>
          </table:table-cell>
          <table:table-cell table:formula="of:=[.E9]*[.B9]" office:value-type="float" office:value="2000" calcext:value-type="float">
            <text:p>2000</text:p>
          </table:table-cell>
          <table:table-cell table:style-name="ce17" table:formula="of:=VLOOKUP([.A9];IngredientPrices;5;0)" office:value-type="string" office:string-value="Asda" calcext:value-type="string">
            <text:p>Asda</text:p>
          </table:table-cell>
          <table:table-cell table:style-name="ce20" table:formula="of:=VLOOKUP([.A9];IngredientPrices;6;0)" office:value-type="currency" office:currency="GBP" office:value="15.9" calcext:value-type="currency">
            <text:p>£15.90</text:p>
          </table:table-cell>
          <table:table-cell table:formula="of:=[.H9]*[.B9]" office:value-type="currency" office:currency="GBP" office:value="31.8" calcext:value-type="currency">
            <text:p>£31.80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formula="of:=VLOOKUP([.A10];IngredientPrices;2;0)" office:value-type="string" office:string-value="Tequila" calcext:value-type="string">
            <text:p>Tequila</text:p>
          </table:table-cell>
          <table:table-cell table:formula="of:=VLOOKUP([.A10];IngredientPrices;3;0)" office:value-type="string" office:string-value="Jose Cuevo Gold" calcext:value-type="string">
            <text:p>Jose Cuevo Gold</text:p>
          </table:table-cell>
          <table:table-cell table:formula="of:=VLOOKUP([.A10];IngredientPrices;4;0)" office:value-type="float" office:value="500" calcext:value-type="float">
            <text:p>500</text:p>
          </table:table-cell>
          <table:table-cell table:formula="of:=[.E10]*[.B10]" office:value-type="float" office:value="1500" calcext:value-type="float">
            <text:p>1500</text:p>
          </table:table-cell>
          <table:table-cell table:style-name="ce17" table:formula="of:=VLOOKUP([.A10];IngredientPrices;5;0)" office:value-type="string" office:string-value="Asda" calcext:value-type="string">
            <text:p>Asda</text:p>
          </table:table-cell>
          <table:table-cell table:style-name="ce20" table:formula="of:=VLOOKUP([.A10];IngredientPrices;6;0)" office:value-type="currency" office:currency="GBP" office:value="16" calcext:value-type="currency">
            <text:p>£16.00</text:p>
          </table:table-cell>
          <table:table-cell table:formula="of:=[.H10]*[.B10]" office:value-type="currency" office:currency="GBP" office:value="48" calcext:value-type="currency">
            <text:p>£48.00</text:p>
          </table:table-cell>
          <table:table-cell table:number-columns-repeated="1015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VLOOKUP([.A11];IngredientPrices;2;0)" office:value-type="string" office:string-value="Gin" calcext:value-type="string">
            <text:p>Gin</text:p>
          </table:table-cell>
          <table:table-cell table:formula="of:=VLOOKUP([.A11];IngredientPrices;3;0)" office:value-type="string" office:string-value="Gordons" calcext:value-type="string">
            <text:p>Gordons</text:p>
          </table:table-cell>
          <table:table-cell table:formula="of:=VLOOKUP([.A11];IngredientPrices;4;0)" office:value-type="float" office:value="1000" calcext:value-type="float">
            <text:p>1000</text:p>
          </table:table-cell>
          <table:table-cell table:formula="of:=[.E11]*[.B11]" office:value-type="float" office:value="2000" calcext:value-type="float">
            <text:p>2000</text:p>
          </table:table-cell>
          <table:table-cell table:style-name="ce17" table:formula="of:=VLOOKUP([.A11];IngredientPrices;5;0)" office:value-type="string" office:string-value="Asda" calcext:value-type="string">
            <text:p>Asda</text:p>
          </table:table-cell>
          <table:table-cell table:style-name="ce20" table:formula="of:=VLOOKUP([.A11];IngredientPrices;6;0)" office:value-type="currency" office:currency="GBP" office:value="18" calcext:value-type="currency">
            <text:p>£18.00</text:p>
          </table:table-cell>
          <table:table-cell table:formula="of:=[.H11]*[.B11]" office:value-type="currency" office:currency="GBP" office:value="36" calcext:value-type="currency">
            <text:p>£36.00</text:p>
          </table:table-cell>
          <table:table-cell table:number-columns-repeated="1015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VLOOKUP([.A12];IngredientPrices;2;0)" office:value-type="string" office:string-value="Grenadine" calcext:value-type="string">
            <text:p>Grenadine</text:p>
          </table:table-cell>
          <table:table-cell table:formula="of:=VLOOKUP([.A12];IngredientPrices;3;0)" office:value-type="string" office:string-value="[generic]" calcext:value-type="string">
            <text:p>[generic]</text:p>
          </table:table-cell>
          <table:table-cell table:formula="of:=VLOOKUP([.A12];IngredientPrices;4;0)" office:value-type="float" office:value="700" calcext:value-type="float">
            <text:p>700</text:p>
          </table:table-cell>
          <table:table-cell table:formula="of:=[.E12]*[.B12]" office:value-type="float" office:value="1400" calcext:value-type="float">
            <text:p>1400</text:p>
          </table:table-cell>
          <table:table-cell table:style-name="ce17" table:formula="of:=VLOOKUP([.A12];IngredientPrices;5;0)" office:value-type="string" office:string-value="Macro" calcext:value-type="string">
            <text:p>Macro</text:p>
          </table:table-cell>
          <table:table-cell table:style-name="ce20" table:formula="of:=VLOOKUP([.A12];IngredientPrices;6;0)" office:value-type="currency" office:currency="GBP" office:value="6.39" calcext:value-type="currency">
            <text:p>£6.39</text:p>
          </table:table-cell>
          <table:table-cell table:formula="of:=[.H12]*[.B12]" office:value-type="currency" office:currency="GBP" office:value="12.78" calcext:value-type="currency">
            <text:p>£12.78</text:p>
          </table:table-cell>
          <table:table-cell table:number-columns-repeated="1015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formula="of:=VLOOKUP([.A13];IngredientPrices;2;0)" office:value-type="string" office:string-value="Cola" calcext:value-type="string">
            <text:p>Cola</text:p>
          </table:table-cell>
          <table:table-cell table:formula="of:=VLOOKUP([.A13];IngredientPrices;3;0)" office:value-type="string" office:string-value="Pepsi, 2 x 2 litre offer" calcext:value-type="string">
            <text:p>Pepsi, 2 x 2 litre offer</text:p>
          </table:table-cell>
          <table:table-cell table:formula="of:=VLOOKUP([.A13];IngredientPrices;4;0)" office:value-type="float" office:value="4000" calcext:value-type="float">
            <text:p>4000</text:p>
          </table:table-cell>
          <table:table-cell table:formula="of:=[.E13]*[.B13]" office:value-type="float" office:value="12000" calcext:value-type="float">
            <text:p>12000</text:p>
          </table:table-cell>
          <table:table-cell table:style-name="ce17" table:formula="of:=VLOOKUP([.A13];IngredientPrices;5;0)" office:value-type="string" office:string-value="Asda" calcext:value-type="string">
            <text:p>Asda</text:p>
          </table:table-cell>
          <table:table-cell table:style-name="ce20" table:formula="of:=VLOOKUP([.A13];IngredientPrices;6;0)" office:value-type="currency" office:currency="GBP" office:value="3" calcext:value-type="currency">
            <text:p>£3.00</text:p>
          </table:table-cell>
          <table:table-cell table:formula="of:=[.H13]*[.B13]" office:value-type="currency" office:currency="GBP" office:value="9" calcext:value-type="currency">
            <text:p>£9.00</text:p>
          </table:table-cell>
          <table:table-cell table:number-columns-repeated="1015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formula="of:=VLOOKUP([.A14];IngredientPrices;2;0)" office:value-type="string" office:string-value="Lemonade" calcext:value-type="string">
            <text:p>Lemonade</text:p>
          </table:table-cell>
          <table:table-cell table:formula="of:=VLOOKUP([.A14];IngredientPrices;3;0)" office:value-type="string" office:string-value="Schweppes 4 x 2 litre" calcext:value-type="string">
            <text:p>Schweppes 4 x 2 litre</text:p>
          </table:table-cell>
          <table:table-cell table:formula="of:=VLOOKUP([.A14];IngredientPrices;4;0)" office:value-type="float" office:value="8000" calcext:value-type="float">
            <text:p>8000</text:p>
          </table:table-cell>
          <table:table-cell table:formula="of:=[.E14]*[.B14]" office:value-type="float" office:value="16000" calcext:value-type="float">
            <text:p>16000</text:p>
          </table:table-cell>
          <table:table-cell table:style-name="ce17" table:formula="of:=VLOOKUP([.A14];IngredientPrices;5;0)" office:value-type="string" office:string-value="Asda" calcext:value-type="string">
            <text:p>Asda</text:p>
          </table:table-cell>
          <table:table-cell table:style-name="ce20" table:formula="of:=VLOOKUP([.A14];IngredientPrices;6;0)" office:value-type="currency" office:currency="GBP" office:value="3.98" calcext:value-type="currency">
            <text:p>£3.98</text:p>
          </table:table-cell>
          <table:table-cell table:formula="of:=[.H14]*[.B14]" office:value-type="currency" office:currency="GBP" office:value="7.96" calcext:value-type="currency">
            <text:p>£7.96</text:p>
          </table:table-cell>
          <table:table-cell table:number-columns-repeated="1015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formula="of:=VLOOKUP([.A15];IngredientPrices;2;0)" office:value-type="string" office:string-value="Tonic water" calcext:value-type="string">
            <text:p>Tonic water</text:p>
          </table:table-cell>
          <table:table-cell table:formula="of:=VLOOKUP([.A15];IngredientPrices;3;0)" office:value-type="string" office:string-value="Schweppes" calcext:value-type="string">
            <text:p>Schweppes</text:p>
          </table:table-cell>
          <table:table-cell table:formula="of:=VLOOKUP([.A15];IngredientPrices;4;0)" office:value-type="float" office:value="1000" calcext:value-type="float">
            <text:p>1000</text:p>
          </table:table-cell>
          <table:table-cell table:formula="of:=[.E15]*[.B15]" office:value-type="float" office:value="12000" calcext:value-type="float">
            <text:p>12000</text:p>
          </table:table-cell>
          <table:table-cell table:style-name="ce17" table:formula="of:=VLOOKUP([.A15];IngredientPrices;5;0)" office:value-type="string" office:string-value="Asda" calcext:value-type="string">
            <text:p>Asda</text:p>
          </table:table-cell>
          <table:table-cell table:style-name="ce20" table:formula="of:=VLOOKUP([.A15];IngredientPrices;6;0)" office:value-type="currency" office:currency="GBP" office:value="1" calcext:value-type="currency">
            <text:p>£1.00</text:p>
          </table:table-cell>
          <table:table-cell table:formula="of:=[.H15]*[.B15]" office:value-type="currency" office:currency="GBP" office:value="12" calcext:value-type="currency">
            <text:p>£12.00</text:p>
          </table:table-cell>
          <table:table-cell table:number-columns-repeated="1015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formula="of:=VLOOKUP([.A16];IngredientPrices;2;0)" office:value-type="string" office:string-value="Soda water" calcext:value-type="string">
            <text:p>Soda water</text:p>
          </table:table-cell>
          <table:table-cell table:formula="of:=VLOOKUP([.A16];IngredientPrices;3;0)" office:value-type="string" office:string-value="Schweppes" calcext:value-type="string">
            <text:p>Schweppes</text:p>
          </table:table-cell>
          <table:table-cell table:formula="of:=VLOOKUP([.A16];IngredientPrices;4;0)" office:value-type="float" office:value="1000" calcext:value-type="float">
            <text:p>1000</text:p>
          </table:table-cell>
          <table:table-cell table:formula="of:=[.E16]*[.B16]" office:value-type="float" office:value="10000" calcext:value-type="float">
            <text:p>10000</text:p>
          </table:table-cell>
          <table:table-cell table:style-name="ce17" table:formula="of:=VLOOKUP([.A16];IngredientPrices;5;0)" office:value-type="string" office:string-value="Asda" calcext:value-type="string">
            <text:p>Asda</text:p>
          </table:table-cell>
          <table:table-cell table:style-name="ce20" table:formula="of:=VLOOKUP([.A16];IngredientPrices;6;0)" office:value-type="currency" office:currency="GBP" office:value="1" calcext:value-type="currency">
            <text:p>£1.00</text:p>
          </table:table-cell>
          <table:table-cell table:formula="of:=[.H16]*[.B16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VLOOKUP([.A17];IngredientPrices;2;0)" office:value-type="string" office:string-value="Orange juice" calcext:value-type="string">
            <text:p>Orange juice</text:p>
          </table:table-cell>
          <table:table-cell table:formula="of:=VLOOKUP([.A17];IngredientPrices;3;0)" office:value-type="string" office:string-value="Asda orange juice – smooth" calcext:value-type="string">
            <text:p>Asda orange juice – smooth</text:p>
          </table:table-cell>
          <table:table-cell table:formula="of:=VLOOKUP([.A17];IngredientPrices;4;0)" office:value-type="float" office:value="1750" calcext:value-type="float">
            <text:p>1750</text:p>
          </table:table-cell>
          <table:table-cell table:formula="of:=[.E17]*[.B17]" office:value-type="float" office:value="8750" calcext:value-type="float">
            <text:p>8750</text:p>
          </table:table-cell>
          <table:table-cell table:style-name="ce17" table:formula="of:=VLOOKUP([.A17];IngredientPrices;5;0)" office:value-type="string" office:string-value="Asda" calcext:value-type="string">
            <text:p>Asda</text:p>
          </table:table-cell>
          <table:table-cell table:style-name="ce20" table:formula="of:=VLOOKUP([.A17];IngredientPrices;6;0)" office:value-type="currency" office:currency="GBP" office:value="2" calcext:value-type="currency">
            <text:p>£2.00</text:p>
          </table:table-cell>
          <table:table-cell table:formula="of:=[.H17]*[.B17]" office:value-type="currency" office:currency="GBP" office:value="10" calcext:value-type="currency">
            <text:p>£10.00</text:p>
          </table:table-cell>
          <table:table-cell table:number-columns-repeated="1015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VLOOKUP([.A18];IngredientPrices;2;0)" office:value-type="string" office:string-value="Ginger ale" calcext:value-type="string">
            <text:p>Ginger ale</text:p>
          </table:table-cell>
          <table:table-cell table:formula="of:=VLOOKUP([.A18];IngredientPrices;3;0)" office:value-type="string" office:string-value="Schweppes Canana Dry" calcext:value-type="string">
            <text:p>Schweppes Canana Dry</text:p>
          </table:table-cell>
          <table:table-cell table:formula="of:=VLOOKUP([.A18];IngredientPrices;4;0)" office:value-type="float" office:value="1000" calcext:value-type="float">
            <text:p>1000</text:p>
          </table:table-cell>
          <table:table-cell table:formula="of:=[.E18]*[.B18]" office:value-type="float" office:value="8000" calcext:value-type="float">
            <text:p>8000</text:p>
          </table:table-cell>
          <table:table-cell table:style-name="ce17" table:formula="of:=VLOOKUP([.A18];IngredientPrices;5;0)" office:value-type="string" office:string-value="Asda" calcext:value-type="string">
            <text:p>Asda</text:p>
          </table:table-cell>
          <table:table-cell table:style-name="ce20" table:formula="of:=VLOOKUP([.A18];IngredientPrices;6;0)" office:value-type="currency" office:currency="GBP" office:value="1" calcext:value-type="currency">
            <text:p>£1.00</text:p>
          </table:table-cell>
          <table:table-cell table:formula="of:=[.H18]*[.B18]" office:value-type="currency" office:currency="GBP" office:value="8" calcext:value-type="currency">
            <text:p>£8.00</text:p>
          </table:table-cell>
          <table:table-cell table:number-columns-repeated="1015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formula="of:=VLOOKUP([.A19];IngredientPrices;2;0)" office:value-type="string" office:string-value="Angostura Bitters" calcext:value-type="string">
            <text:p>Angostura Bitters</text:p>
          </table:table-cell>
          <table:table-cell table:formula="of:=VLOOKUP([.A19];IngredientPrices;3;0)" office:value-type="string" office:string-value="Angostura Bitters" calcext:value-type="string">
            <text:p>Angostura Bitters</text:p>
          </table:table-cell>
          <table:table-cell table:formula="of:=VLOOKUP([.A19];IngredientPrices;4;0)" office:value-type="float" office:value="200" calcext:value-type="float">
            <text:p>200</text:p>
          </table:table-cell>
          <table:table-cell table:formula="of:=[.E19]*[.B19]" office:value-type="float" office:value="400" calcext:value-type="float">
            <text:p>400</text:p>
          </table:table-cell>
          <table:table-cell table:style-name="ce17" table:formula="of:=VLOOKUP([.A19];IngredientPrices;5;0)" office:value-type="string" office:string-value="Asda" calcext:value-type="string">
            <text:p>Asda</text:p>
          </table:table-cell>
          <table:table-cell table:style-name="ce20" table:formula="of:=VLOOKUP([.A19];IngredientPrices;6;0)" office:value-type="currency" office:currency="GBP" office:value="10" calcext:value-type="currency">
            <text:p>£10.00</text:p>
          </table:table-cell>
          <table:table-cell table:formula="of:=[.H19]*[.B19]" office:value-type="currency" office:currency="GBP" office:value="20" calcext:value-type="currency">
            <text:p>£20.00</text:p>
          </table:table-cell>
          <table:table-cell table:number-columns-repeated="1015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VLOOKUP([.A20];IngredientPrices;2;0)" office:value-type="string" office:string-value="Tabasco" calcext:value-type="string">
            <text:p>Tabasco</text:p>
          </table:table-cell>
          <table:table-cell table:formula="of:=VLOOKUP([.A20];IngredientPrices;3;0)" office:value-type="string" office:string-value="Tabasco" calcext:value-type="string">
            <text:p>Tabasco</text:p>
          </table:table-cell>
          <table:table-cell table:formula="of:=VLOOKUP([.A20];IngredientPrices;4;0)" office:value-type="float" office:value="57" calcext:value-type="float">
            <text:p>57</text:p>
          </table:table-cell>
          <table:table-cell table:formula="of:=[.E20]*[.B20]" office:value-type="float" office:value="57" calcext:value-type="float">
            <text:p>57</text:p>
          </table:table-cell>
          <table:table-cell table:style-name="ce17" table:formula="of:=VLOOKUP([.A20];IngredientPrices;5;0)" office:value-type="string" office:string-value="Asda" calcext:value-type="string">
            <text:p>Asda</text:p>
          </table:table-cell>
          <table:table-cell table:style-name="ce20" table:formula="of:=VLOOKUP([.A20];IngredientPrices;6;0)" office:value-type="currency" office:currency="GBP" office:value="1.89" calcext:value-type="currency">
            <text:p>£1.89</text:p>
          </table:table-cell>
          <table:table-cell table:formula="of:=[.H20]*[.B20]" office:value-type="currency" office:currency="GBP" office:value="1.89" calcext:value-type="currency">
            <text:p>£1.89</text:p>
          </table:table-cell>
          <table:table-cell table:number-columns-repeated="1015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VLOOKUP([.A21];IngredientPrices;2;0)" office:value-type="string" office:string-value="Marachino cherries" calcext:value-type="string">
            <text:p>Marachino cherries</text:p>
          </table:table-cell>
          <table:table-cell table:formula="of:=VLOOKUP([.A21];IngredientPrices;3;0)" office:value-type="string" office:string-value="Opies" calcext:value-type="string">
            <text:p>Opies</text:p>
          </table:table-cell>
          <table:table-cell table:formula="of:=VLOOKUP([.A21];IngredientPrices;4;0)" office:value-type="float" office:value="200" calcext:value-type="float">
            <text:p>200</text:p>
          </table:table-cell>
          <table:table-cell table:formula="of:=[.E21]*[.B21]" office:value-type="float" office:value="400" calcext:value-type="float">
            <text:p>400</text:p>
          </table:table-cell>
          <table:table-cell table:style-name="ce17" table:formula="of:=VLOOKUP([.A21];IngredientPrices;5;0)" office:value-type="string" office:string-value="Asda" calcext:value-type="string">
            <text:p>Asda</text:p>
          </table:table-cell>
          <table:table-cell table:style-name="ce20" table:formula="of:=VLOOKUP([.A21];IngredientPrices;6;0)" office:value-type="currency" office:currency="GBP" office:value="1.5" calcext:value-type="currency">
            <text:p>£1.50</text:p>
          </table:table-cell>
          <table:table-cell table:formula="of:=[.H21]*[.B21]" office:value-type="currency" office:currency="GBP" office:value="3" calcext:value-type="currency">
            <text:p>£3.00</text:p>
          </table:table-cell>
          <table:table-cell table:number-columns-repeated="1015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formula="of:=VLOOKUP([.A22];IngredientPrices;2;0)" office:value-type="string" office:string-value="Lemon" calcext:value-type="string">
            <text:p>Lemon</text:p>
          </table:table-cell>
          <table:table-cell table:formula="of:=VLOOKUP([.A22];IngredientPrices;3;0)" office:value-type="string" office:string-value="[generic]" calcext:value-type="string">
            <text:p>[generic]</text:p>
          </table:table-cell>
          <table:table-cell table:formula="of:=VLOOKUP([.A22];IngredientPrices;4;0)" office:value-type="float" office:value="200" calcext:value-type="float">
            <text:p>200</text:p>
          </table:table-cell>
          <table:table-cell table:formula="of:=[.E22]*[.B22]" office:value-type="float" office:value="4000" calcext:value-type="float">
            <text:p>4000</text:p>
          </table:table-cell>
          <table:table-cell table:style-name="ce17" table:formula="of:=VLOOKUP([.A22];IngredientPrices;5;0)" office:value-type="string" office:string-value="Asda" calcext:value-type="string">
            <text:p>Asda</text:p>
          </table:table-cell>
          <table:table-cell table:style-name="ce20" table:formula="of:=VLOOKUP([.A22];IngredientPrices;6;0)" office:value-type="currency" office:currency="GBP" office:value="0.23" calcext:value-type="currency">
            <text:p>£0.23</text:p>
          </table:table-cell>
          <table:table-cell table:formula="of:=[.H22]*[.B22]" office:value-type="currency" office:currency="GBP" office:value="4.6" calcext:value-type="currency">
            <text:p>£4.60</text:p>
          </table:table-cell>
          <table:table-cell table:number-columns-repeated="1015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VLOOKUP([.A23];IngredientPrices;2;0)" office:value-type="string" office:string-value="Worcestershire sauce" calcext:value-type="string">
            <text:p>Worcestershire sauce</text:p>
          </table:table-cell>
          <table:table-cell table:formula="of:=VLOOKUP([.A23];IngredientPrices;3;0)" office:value-type="string" office:string-value="Worcestershire sauce" calcext:value-type="string">
            <text:p>Worcestershire sauce</text:p>
          </table:table-cell>
          <table:table-cell table:formula="of:=VLOOKUP([.A23];IngredientPrices;4;0)" office:value-type="float" office:value="290" calcext:value-type="float">
            <text:p>290</text:p>
          </table:table-cell>
          <table:table-cell table:formula="of:=[.E23]*[.B23]" office:value-type="float" office:value="290" calcext:value-type="float">
            <text:p>290</text:p>
          </table:table-cell>
          <table:table-cell table:style-name="ce17" table:formula="of:=VLOOKUP([.A23];IngredientPrices;5;0)" office:value-type="string" office:string-value="Asda" calcext:value-type="string">
            <text:p>Asda</text:p>
          </table:table-cell>
          <table:table-cell table:style-name="ce20" table:formula="of:=VLOOKUP([.A23];IngredientPrices;6;0)" office:value-type="currency" office:currency="GBP" office:value="2.15" calcext:value-type="currency">
            <text:p>£2.15</text:p>
          </table:table-cell>
          <table:table-cell table:formula="of:=[.H23]*[.B23]" office:value-type="currency" office:currency="GBP" office:value="2.15" calcext:value-type="currency">
            <text:p>£2.15</text:p>
          </table:table-cell>
          <table:table-cell table:number-columns-repeated="1015"/>
        </table:table-row>
        <table:table-row table:style-name="ro3" table:number-rows-repeated="4">
          <table:table-cell table:number-columns-repeated="6"/>
          <table:table-cell table:style-name="ce17"/>
          <table:table-cell table:style-name="ce20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IngredientPrices" table:target-range-address="Pricelist.A2:Pricelist.H3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3:50:39.806886410</meta:creation-date>
    <dc:date>2014-06-27T15:00:27.590440836</dc:date>
    <meta:editing-duration>PT1H7M53S</meta:editing-duration>
    <meta:editing-cycles>8</meta:editing-cycles>
    <meta:generator>LibreOffice/4.1.3.2$Linux_x86 LibreOffice_project/410m0$Build-2</meta:generator>
    <meta:document-statistic meta:table-count="3" meta:cell-count="706" meta:object-count="0"/>
  </office:meta>
</office:document-meta>
</file>